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hicago" svg:font-family="Chicago" style:font-adornments="Itálico Negr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4.25cm" style:writing-mode="lr-tb" loext:decorative="false"/>
      <style:paragraph-properties style:writing-mode="lr-tb"/>
    </style:style>
    <style:style style:name="gr2" style:family="graphic" style:parent-style-name="standard">
      <style:graphic-properties draw:marker-start="Pontas_20_das_20_setas_20_5" draw:marker-start-width="0.3cm" draw:marker-end="Pontas_20_das_20_setas_20_6" draw:marker-end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5.737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solid" draw:stroke-dash="Dot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text-properties style:font-name="Chicago" fo:font-size="24pt" fo:font-style="italic" fo:text-shadow="1pt 1pt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style:font-name="Chicago" fo:font-size="24pt" fo:font-style="italic" fo:text-shadow="1pt 1pt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75cm" svg:height="2.75cm" svg:x="5.75cm" svg:y="8.5cm">
          <text:p text:style-name="P1">Banco de Dados</text:p>
          <text:p text:style-name="P1">MySQ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2.75cm" svg:x="12.5cm" svg:y="8.5cm">
          <text:p text:style-name="P1">Backend</text:p>
          <text:p text:style-name="P1">Node.JS</text:p>
          <text:p text:style-name="P1">(JavaScrip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2.75cm" svg:x="19.25cm" svg:y="8.5cm">
          <text:p text:style-name="P1">FrontEnd</text:p>
          <text:p text:style-name="P1">NextJS</text:p>
          <text:p text:style-name="P1">(JavaScritp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9.75cm" svg:x2="12.5cm" svg:y2="9.75cm">
          <text:p/>
        </draw:line>
        <draw:line draw:style-name="gr2" draw:text-style-name="P1" draw:layer="layout" svg:x1="17.25cm" svg:y1="9.75cm" svg:x2="19.25cm" svg:y2="9.75cm">
          <text:p/>
        </draw:line>
        <draw:frame draw:style-name="gr3" draw:text-style-name="P3" draw:layer="layout" svg:width="16.237cm" svg:height="1.098cm" svg:x="7.013cm" svg:y="5.25cm">
          <draw:text-box>
            <text:p><text:span text:style-name="T1">Controle de Pagamento de Contas</text:span></text:p>
          </draw:text-box>
        </draw:frame>
        <draw:frame draw:style-name="gr4" draw:text-style-name="P4" draw:layer="layout" svg:width="4.782cm" svg:height="3.806cm" svg:x="2.75cm" svg:y="12.25cm">
          <draw:text-box>
            <text:p>Tipos de Conta</text:p>
            <text:p/>
            <text:p><text:tab/>inclusão</text:p>
            <text:p><text:tab/>alteração</text:p>
            <text:p><text:tab/>exclusão</text:p>
          </draw:text-box>
        </draw:frame>
        <draw:frame draw:style-name="gr5" draw:text-style-name="P4" draw:layer="layout" svg:width="4.364cm" svg:height="3.806cm" svg:x="7.886cm" svg:y="12.25cm">
          <draw:text-box>
            <text:p>Contas</text:p>
            <text:p/>
            <text:p><text:tab/>inclusão</text:p>
            <text:p><text:tab/>alteração</text:p>
            <text:p><text:tab/>exclusão</text:p>
          </draw:text-box>
        </draw:frame>
        <draw:frame draw:style-name="gr6" draw:text-style-name="P4" draw:layer="layout" svg:width="7.28cm" svg:height="5.228cm" svg:x="12.47cm" svg:y="12.272cm">
          <draw:text-box>
            <text:p>Lançamento de A Pagar</text:p>
            <text:p/>
            <text:p><text:tab/>inclusão</text:p>
            <text:p><text:tab/>alteração</text:p>
            <text:p><text:tab/>exclusão</text:p>
            <text:p><text:tab/>baixa</text:p>
            <text:p><text:tab/>estorno</text:p>
          </draw:text-box>
        </draw:frame>
        <draw:frame draw:style-name="gr4" draw:text-style-name="P4" draw:layer="layout" svg:width="6.443cm" svg:height="3.095cm" svg:x="20.057cm" svg:y="12.25cm">
          <draw:text-box>
            <text:p>Feedbacks</text:p>
            <text:p/>
            <text:p><text:tab/>Contas vencidas</text:p>
            <text:p><text:tab/>Conta a vencer</text:p>
          </draw:text-box>
        </draw:frame>
        <draw:frame draw:style-name="gr4" draw:text-style-name="P4" draw:layer="layout" svg:width="5.9cm" svg:height="0.962cm" svg:x="20.25cm" svg:y="16.5cm">
          <draw:text-box>
            <text:p>Gráficos/Relatórios</text:p>
          </draw:text-box>
        </draw:frame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hicago" svg:font-family="Chicago" style:font-adornments="Itálico Negr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6T13:35:05.164000000</meta:creation-date>
    <dc:date>2024-03-16T14:00:00.438000000</dc:date>
    <meta:editing-duration>PT22M1S</meta:editing-duration>
    <meta:editing-cycles>5</meta:editing-cycles>
    <meta:generator>LibreOffice/24.2.1.2$Windows_X86_64 LibreOffice_project/db4def46b0453cc22e2d0305797cf981b68ef5ac</meta:generator>
    <meta:print-date>2024-03-16T13:44:10.150000000</meta:print-date>
    <meta:printed-by>Arquivos PDF</meta:printed-by>
    <meta:document-statistic meta:object-count="11"/>
  </office:meta>
</office:document-meta>
</file>